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dfd" officeooo:paragraph-rsid="000bbdfd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0bbdfd" officeooo:paragraph-rsid="000bbdfd" style:font-size-asian="18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bbdfd" officeooo:paragraph-rsid="001479d3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0bbdfd" officeooo:paragraph-rsid="0012e8d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4586" fo:font-size="28pt" officeooo:paragraph-rsid="000bbdfd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7625" officeooo:paragraph-rsid="000c7625" style:font-size-asian="16pt" style:font-size-complex="16pt"/>
    </style:style>
    <style:style style:name="P7" style:family="paragraph" style:parent-style-name="Standard">
      <style:text-properties fo:font-size="14pt" style:text-underline-style="none" officeooo:rsid="000db043" officeooo:paragraph-rsid="000db043" style:font-size-asian="12.25pt" style:font-size-complex="14pt"/>
    </style:style>
    <style:style style:name="P8" style:family="paragraph" style:parent-style-name="Standard">
      <style:text-properties officeooo:rsid="000db043" officeooo:paragraph-rsid="000db043"/>
    </style:style>
    <style:style style:name="P9" style:family="paragraph" style:parent-style-name="Standard" style:list-style-name="L1">
      <style:text-properties officeooo:rsid="000db043" officeooo:paragraph-rsid="000db043"/>
    </style:style>
    <style:style style:name="P10" style:family="paragraph" style:parent-style-name="Standard" style:list-style-name="L1">
      <style:text-properties officeooo:rsid="000db043" officeooo:paragraph-rsid="000ee3b7"/>
    </style:style>
    <style:style style:name="P11" style:family="paragraph" style:parent-style-name="Standard">
      <style:text-properties officeooo:rsid="000db043" officeooo:paragraph-rsid="0015e871"/>
    </style:style>
    <style:style style:name="P12" style:family="paragraph" style:parent-style-name="Standard" style:list-style-name="L2">
      <style:text-properties officeooo:rsid="000ee3b7" officeooo:paragraph-rsid="000ee3b7"/>
    </style:style>
    <style:style style:name="P13" style:family="paragraph" style:parent-style-name="Standard">
      <style:text-properties officeooo:rsid="000ee3b7" officeooo:paragraph-rsid="000ee3b7"/>
    </style:style>
    <style:style style:name="P14" style:family="paragraph" style:parent-style-name="Standard">
      <style:text-properties officeooo:rsid="000ee3b7" officeooo:paragraph-rsid="00123856"/>
    </style:style>
    <style:style style:name="P15" style:family="paragraph" style:parent-style-name="Standard">
      <style:text-properties officeooo:rsid="00123856" officeooo:paragraph-rsid="00123856"/>
    </style:style>
    <style:style style:name="P16" style:family="paragraph" style:parent-style-name="Standard" style:list-style-name="L3">
      <style:text-properties officeooo:rsid="00123856" officeooo:paragraph-rsid="00123856"/>
    </style:style>
    <style:style style:name="P17" style:family="paragraph" style:parent-style-name="Standard">
      <style:text-properties officeooo:rsid="00123856" officeooo:paragraph-rsid="001479d3"/>
    </style:style>
    <style:style style:name="P18" style:family="paragraph" style:parent-style-name="Standard">
      <style:text-properties officeooo:rsid="0012e8d7" officeooo:paragraph-rsid="0012e8d7"/>
    </style:style>
    <style:style style:name="P19" style:family="paragraph" style:parent-style-name="Standard">
      <style:text-properties officeooo:rsid="0015e871" officeooo:paragraph-rsid="0015e871"/>
    </style:style>
    <style:style style:name="T1" style:family="text">
      <style:text-properties officeooo:rsid="000bbdfd"/>
    </style:style>
    <style:style style:name="T2" style:family="text">
      <style:text-properties officeooo:rsid="000ee3b7"/>
    </style:style>
    <style:style style:name="T3" style:family="text">
      <style:text-properties officeooo:rsid="0012e8d7"/>
    </style:style>
    <style:style style:name="T4" style:family="text">
      <style:text-properties officeooo:rsid="0015e8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Internal Ticket Management </text:span></text:p>
      <text:p text:style-name="P5"><text:span text:style-name="T1">Syste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Overview &amp; Scope</text:p>
      <text:p text:style-name="P2"/>
      <text:p text:style-name="P7">ITMS <text:s/>is internal ticket management system that manage the ticket creation, assignment , change status , alerting until ticket closed and feedback added to the ticket.</text:p>
      <text:p text:style-name="P7"/>
      <text:p text:style-name="P7">Display at least 6 reports that can be exported to Excell or PDF indicating the following </text:p>
      <text:p text:style-name="P7">1- Number of issues sent by users (detailed by severity)</text:p>
      <text:p text:style-name="P7">2- Number of issues fixed by user ()</text:p>
      <text:p text:style-name="P7">3- All users </text:p>
      <text:p text:style-name="P7">4- all issues </text:p>
      <text:p text:style-name="P7">5- all my assigned issues grouped by status </text:p>
      <text:p text:style-name="P7">6- all issues from all users </text:p>
      <text:p text:style-name="P7"/>
      <text:p text:style-name="P2">Usecase Analysis :</text:p>
      <text:p text:style-name="P1"/>
      <text:p text:style-name="P8"/>
      <text:p text:style-name="P8">1- Admin user </text:p>
      <text:list xml:id="list1190888987263451884" text:style-name="L1">
        <text:list-item>
          <text:p text:style-name="P9">CRUD users <text:span text:style-name="T2">(when create new user random password sent by email &amp; stored encrypted)</text:span></text:p>
        </text:list-item>
        <text:list-item>
          <text:p text:style-name="P9">CRUD Rules</text:p>
        </text:list-item>
        <text:list-item>
          <text:p text:style-name="P10"><text:span text:style-name="T2">C</text:span>hange in the system configurations <text:span text:style-name="T2">(notification template &amp; set issues expiration date &amp; set escalation rules)</text:span></text:p>
        </text:list-item>
        <text:list-item>
          <text:p text:style-name="P9"><text:span text:style-name="T2">A</text:span>dd issue </text:p>
        </text:list-item>
        <text:list-item>
          <text:p text:style-name="P9"><text:span text:style-name="T2">C</text:span>hange issue status</text:p>
        </text:list-item>
        <text:list-item>
          <text:p text:style-name="P9"><text:span text:style-name="T2">R</text:span>un reports</text:p>
        </text:list-item>
        <text:list-item>
          <text:p text:style-name="P9"><text:span text:style-name="T2">A</text:span>dd new custom fields</text:p>
        </text:list-item>
      </text:list>
      <text:p text:style-name="P8">2- User </text:p>
      <text:list xml:id="list8027183710599929371" text:style-name="L2">
        <text:list-item>
          <text:p text:style-name="P12">Add issue</text:p>
        </text:list-item>
        <text:list-item>
          <text:p text:style-name="P12">View issue status</text:p>
        </text:list-item>
        <text:list-item>
          <text:p text:style-name="P12">change in user profile (change password)</text:p>
        </text:list-item>
      </text:list>
      <text:p text:style-name="P14"/>
      <text:p text:style-name="P15">Mobile <text:s/>(Admin &amp; User):</text:p>
      <text:list xml:id="list966967492430373013" text:style-name="L3">
        <text:list-item>
          <text:p text:style-name="P16">View/Edit/new issues <text:span text:style-name="T3">(Take image from app as attachement)</text:span></text:p>
        </text:list-item>
        <text:list-item>
          <text:p text:style-name="P16">view current status of my issues</text:p>
        </text:list-item>
      </text:list>
      <text:p text:style-name="P15"/>
      <text:p text:style-name="P15"/>
      <text:p text:style-name="P15"/>
      <text:p text:style-name="P3">System Configurations List:</text:p>
      <text:p text:style-name="P17"/>
      <text:p text:style-name="P11"><text:span text:style-name="T4">1- Notification template</text:span></text:p>
      <text:p text:style-name="P11"><text:span text:style-name="T4">2- Set issues expiration date</text:span></text:p>
      <text:p text:style-name="P11"><text:span text:style-name="T4">3- Set escalation rules</text:span></text:p>
      <text:p text:style-name="P19">4- W<text:span text:style-name="T2">hen create new user random password sent by email</text:span></text:p>
      <text:p text:style-name="P19">5- S<text:span text:style-name="T2">tored encrypted</text:span></text:p>
      <text:p text:style-name="P19"/>
      <text:p text:style-name="P19"/>
      <text:p text:style-name="P15"><text:soft-page-break/></text:p>
      <text:p text:style-name="P4">DB design:</text:p>
      <text:p text:style-name="P18"/>
      <text:p text:style-name="P18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10:15.873201661</meta:creation-date>
    <dc:date>2016-05-24T20:56:51.697117092</dc:date>
    <meta:editing-duration>P1DT9H42M4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34" meta:word-count="209" meta:character-count="1189" meta:non-whitespace-character-count="1015"/>
  </office:meta>
</office:document-meta>
</file>